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0.49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9" style:family="table-cell" style:parent-style-name="Excel_20_Built-in_20_Normal" style:data-style-name="N8000">
      <style:table-cell-properties fo:background-color="#99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9pt" style:font-size-asian="9pt" style:font-size-complex="9pt" fo:hyphenate="true"/>
    </style:style>
    <style:style style:name="ce20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1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H9]" style:apply-style-name="ошибка" style:base-cell-address="Sheet1.J9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Excel_20_Built-in_20_Normal" style:data-style-name="N8147"/>
    <style:style style:name="ce29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ffff" fo:border="0.002cm solid #000000"/>
    </style:style>
    <style:style style:name="ce31" style:family="table-cell" style:parent-style-name="Default">
      <style:table-cell-properties fo:background-color="#66ff99" fo:border="0.002cm solid #000000"/>
    </style:style>
    <style:style style:name="ce32" style:family="table-cell" style:parent-style-name="Default" style:data-style-name="N37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3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 style:data-style-name="N3">
      <style:table-cell-properties fo:background-color="#66ff99"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 style:data-style-name="N108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0" style:apply-style-name="ошибка" style:base-cell-address="Друзья.D107"/>
    </style:style>
    <style:style style:name="ce37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  <style:map style:condition="cell-content()=0" style:apply-style-name="ошибка" style:base-cell-address="Друзья.D107"/>
    </style:style>
    <style:style style:name="ce38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[.B3]" style:apply-style-name="ошибка" style:base-cell-address="Друзья.F3"/>
    </style:style>
    <style:style style:name="ce39" style:family="table-cell" style:parent-style-name="Default" style:data-style-name="N3">
      <style:table-cell-properties fo:background-color="#66ff99" style:text-align-source="fix" style:repeat-content="false" fo:border="0.002cm solid #000000"/>
      <style:paragraph-properties fo:text-align="center" fo:margin-left="0cm"/>
      <style:map style:condition="cell-content()=[.B3]" style:apply-style-name="ошибка" style:base-cell-address="Друзья.F3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visibility="collapse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style-name="ce16" office:value-type="string">
            <text:p>СО</text:p>
          </table:table-cell>
          <table:table-cell table:style-name="ce18" office:value-type="string">
            <text:p>упл хоз+</text:p>
          </table:table-cell>
          <table:table-cell table:style-name="ce20" office:value-type="string">
            <text:p>упл конк</text:p>
          </table:table-cell>
          <table:table-cell table:style-name="ce18" office:value-type="string">
            <text:p>уплачено всеми</text:p>
          </table:table-cell>
          <table:table-cell table:style-name="ce18" office:value-type="string">
            <text:p>всего</text:p>
          </table:table-cell>
          <table:table-cell table:style-name="ce18" office:value-type="string">
            <text:p>упл мной</text:p>
          </table:table-cell>
          <table:table-cell table:style-name="ce18" office:value-type="string">
            <text:p>ожидание</text:p>
          </table:table-cell>
          <table:table-cell table:style-name="ce18" office:value-type="string">
            <text:p>осталось</text:p>
          </table:table-cell>
          <table:table-cell table:style-name="ce18" office:value-type="string">
            <text:p>добавить хозяину</text:p>
          </table:table-cell>
          <table:table-cell table:style-name="ce18" office:value-type="string">
            <text:p>добавить 1 место</text:p>
          </table:table-cell>
          <table:table-cell table:style-name="ce18" office:value-type="string">
            <text:p>Добавить 2 место</text:p>
          </table:table-cell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17" office:value-type="string">
            <text:p>Алькатрас (rina1281)</text:p>
          </table:table-cell>
          <table:table-cell table:style-name="ce19" table:formula="of:= (210+5)" office:value-type="float" office:value="215">
            <text:p>215</text:p>
          </table:table-cell>
          <table:table-cell table:style-name="ce19"/>
          <table:table-cell table:style-name="ce21" table:formula="of:=[.B2]+[.F2]+[.C2]" office:value-type="float" office:value="245">
            <text:p>245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0">
            <text:p>30</text:p>
          </table:table-cell>
          <table:table-cell table:style-name="ce22" office:value-type="float" office:value="35">
            <text:p>35</text:p>
          </table:table-cell>
          <table:table-cell table:style-name="ce23" table:formula="of:=[.E2]-[.D2]" office:value-type="float" office:value="95">
            <text:p>95</text:p>
          </table:table-cell>
          <table:table-cell table:style-name="ce23" table:formula="of:=[.H2]-[.F2]" office:value-type="float" office:value="65">
            <text:p>65</text:p>
          </table:table-cell>
          <table:table-cell table:style-name="ce24" table:formula="of:=([.H2]-[.F2]+[.C2])/2" office:value-type="float" office:value="32.5">
            <text:p>32,5</text:p>
          </table:table-cell>
          <table:table-cell table:style-name="ce25" table:formula="of:=([.H2]-([.F2]+[.H2])/2-[.F2])/2" office:value-type="float" office:value="1.25">
            <text:p>1,25</text:p>
          </table:table-cell>
          <table:table-cell table:style-name="ce26" office:value-type="string">
            <text:p>^</text:p>
          </table:table-cell>
          <table:table-cell table:style-name="ce28" table:formula="of:=[.F2]/[.G2]" office:value-type="percentage" office:value="0.857142857142857">
            <text:p>85,7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Статуя Зевса (Абра-Катабра)</text:p>
          </table:table-cell>
          <table:table-cell table:style-name="ce19" office:value-type="float" office:value="123">
            <text:p>123</text:p>
          </table:table-cell>
          <table:table-cell table:style-name="ce19"/>
          <table:table-cell table:style-name="ce21" table:formula="of:=[.B3]+[.F3]+[.C3]" office:value-type="float" office:value="138">
            <text:p>138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3" table:formula="of:=[.E3]-[.D3]" office:value-type="float" office:value="12">
            <text:p>12</text:p>
          </table:table-cell>
          <table:table-cell table:style-name="ce23" table:formula="of:=[.H3]-[.F3]" office:value-type="float" office:value="-3">
            <text:p>-3</text:p>
          </table:table-cell>
          <table:table-cell table:style-name="ce24" table:formula="of:=([.H3]-[.F3]+[.C3])/2" office:value-type="float" office:value="-1.5">
            <text:p>-1,5</text:p>
          </table:table-cell>
          <table:table-cell table:style-name="ce25" table:formula="of:=([.H3]-([.F3]+[.H3])/2-[.F3])/2" office:value-type="float" office:value="-8.25">
            <text:p>-8,25</text:p>
          </table:table-cell>
          <table:table-cell table:style-name="ce26" office:value-type="string">
            <text:p>^</text:p>
          </table:table-cell>
          <table:table-cell table:style-name="ce28" table:formula="of:=[.F3]/[.G3]" office:value-type="percentage" office:value="1.5">
            <text:p>150,0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Арка (Flame-an)</text:p>
          </table:table-cell>
          <table:table-cell table:style-name="ce19" office:value-type="string">
            <text:p>102</text:p>
          </table:table-cell>
          <table:table-cell table:style-name="ce19"/>
          <table:table-cell table:style-name="ce21" table:formula="of:=[.B4]+[.F4]+[.C4]" office:value-type="float" office:value="110">
            <text:p>11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60">
            <text:p>60</text:p>
          </table:table-cell>
          <table:table-cell table:style-name="ce23" table:formula="of:=[.E4]-[.D4]" office:value-type="float" office:value="402">
            <text:p>402</text:p>
          </table:table-cell>
          <table:table-cell table:style-name="ce23" table:formula="of:=[.H4]-[.F4]" office:value-type="float" office:value="394">
            <text:p>394</text:p>
          </table:table-cell>
          <table:table-cell table:style-name="ce24" table:formula="of:=([.H4]-[.F4]+[.C4])/2" office:value-type="float" office:value="197">
            <text:p>197,0</text:p>
          </table:table-cell>
          <table:table-cell table:style-name="ce25" table:formula="of:=([.H4]-([.F4]+[.H4])/2-[.F4])/2" office:value-type="float" office:value="94.5">
            <text:p>94,50</text:p>
          </table:table-cell>
          <table:table-cell table:style-name="ce26" office:value-type="string">
            <text:p>^</text:p>
          </table:table-cell>
          <table:table-cell table:style-name="ce28" table:formula="of:=[.F4]/[.G4]" office:value-type="percentage" office:value="0.133333333333333">
            <text:p>13,3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Собор Св. Марка (Flame-an)</text:p>
          </table:table-cell>
          <table:table-cell table:style-name="ce19" office:value-type="string">
            <text:p>81</text:p>
          </table:table-cell>
          <table:table-cell table:style-name="ce19"/>
          <table:table-cell table:style-name="ce21" table:formula="of:=[.B5]+[.F5]+[.C5]" office:value-type="float" office:value="82">
            <text:p>82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3" table:formula="of:=[.E5]-[.D5]" office:value-type="float" office:value="48">
            <text:p>48</text:p>
          </table:table-cell>
          <table:table-cell table:style-name="ce23" table:formula="of:=[.H5]-[.F5]" office:value-type="float" office:value="47">
            <text:p>47</text:p>
          </table:table-cell>
          <table:table-cell table:style-name="ce24" table:formula="of:=([.H5]-[.F5]+[.C5])/2" office:value-type="float" office:value="23.5">
            <text:p>23,5</text:p>
          </table:table-cell>
          <table:table-cell table:style-name="ce25" table:formula="of:=([.H5]-([.F5]+[.H5])/2-[.F5])/2" office:value-type="float" office:value="11.25">
            <text:p>11,25</text:p>
          </table:table-cell>
          <table:table-cell/>
          <table:table-cell table:style-name="ce28" table:formula="of:=[.F5]/[.G5]" office:value-type="percentage" office:value="0.0666666666666667">
            <text:p>6,7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Ахенский Собор (Flame-an)</text:p>
          </table:table-cell>
          <table:table-cell table:style-name="ce19" office:value-type="string">
            <text:p>239</text:p>
          </table:table-cell>
          <table:table-cell table:style-name="ce19"/>
          <table:table-cell table:style-name="ce21" table:formula="of:=[.B6]+[.F6]+[.C6]" office:value-type="float" office:value="244">
            <text:p>244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3" table:formula="of:=[.E6]-[.D6]" office:value-type="float" office:value="136">
            <text:p>136</text:p>
          </table:table-cell>
          <table:table-cell table:style-name="ce23" table:formula="of:=[.H6]-[.F6]" office:value-type="float" office:value="131">
            <text:p>131</text:p>
          </table:table-cell>
          <table:table-cell table:style-name="ce24" table:formula="of:=([.H6]-[.F6]+[.C6])/2" office:value-type="float" office:value="65.5">
            <text:p>65,5</text:p>
          </table:table-cell>
          <table:table-cell table:style-name="ce25" table:formula="of:=([.H6]-([.F6]+[.H6])/2-[.F6])/2" office:value-type="float" office:value="30.25">
            <text:p>30,25</text:p>
          </table:table-cell>
          <table:table-cell table:style-name="ce27" office:value-type="string">
            <text:p>^</text:p>
          </table:table-cell>
          <table:table-cell table:style-name="ce28" table:formula="of:=[.F6]/[.G6]" office:value-type="percentage" office:value="0.125">
            <text:p>12,5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Кастель-дель-Монте (LasGIS)</text:p>
          </table:table-cell>
          <table:table-cell table:style-name="ce19" office:value-type="string">
            <text:p>338</text:p>
          </table:table-cell>
          <table:table-cell table:style-name="ce19"/>
          <table:table-cell table:style-name="ce21" table:formula="of:=[.B7]+[.F7]+[.C7]" office:value-type="float" office:value="353">
            <text:p>353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15">
            <text:p>15</text:p>
          </table:table-cell>
          <table:table-cell table:style-name="ce22" office:value-type="float" office:value="45">
            <text:p>45</text:p>
          </table:table-cell>
          <table:table-cell table:style-name="ce23" table:formula="of:=[.E7]-[.D7]" office:value-type="float" office:value="87">
            <text:p>87</text:p>
          </table:table-cell>
          <table:table-cell table:style-name="ce23" table:formula="of:=[.H7]-[.F7]" office:value-type="float" office:value="72">
            <text:p>72</text:p>
          </table:table-cell>
          <table:table-cell table:style-name="ce24" table:formula="of:=([.H7]-[.F7]+[.C7])/2" office:value-type="float" office:value="36">
            <text:p>36,0</text:p>
          </table:table-cell>
          <table:table-cell table:style-name="ce25" table:formula="of:=([.H7]-([.F7]+[.H7])/2-[.F7])/2" office:value-type="float" office:value="10.5">
            <text:p>10,50</text:p>
          </table:table-cell>
          <table:table-cell/>
          <table:table-cell table:style-name="ce28" table:formula="of:=[.F7]/[.G7]" office:value-type="percentage" office:value="0.333333333333333">
            <text:p>33,3%</text:p>
          </table:table-cell>
          <table:table-cell table:number-columns-repeated="1011"/>
        </table:table-row>
        <table:table-row table:style-name="ro3">
          <table:table-cell table:style-name="ce17"/>
          <table:table-cell table:style-name="ce19" office:value-type="string">
            <text:p>401</text:p>
          </table:table-cell>
          <table:table-cell table:style-name="ce19"/>
          <table:table-cell table:style-name="ce21" table:formula="of:=[.B8]+[.F8]+[.C8]" office:value-type="float" office:value="401">
            <text:p>401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3" table:formula="of:=[.E8]-[.D8]" office:value-type="float" office:value="89">
            <text:p>89</text:p>
          </table:table-cell>
          <table:table-cell table:style-name="ce23" table:formula="of:=[.H8]-[.F8]" office:value-type="float" office:value="89">
            <text:p>89</text:p>
          </table:table-cell>
          <table:table-cell table:style-name="ce24" table:formula="of:=([.H8]-[.F8]+[.C8])/2" office:value-type="float" office:value="44.5">
            <text:p>44,5</text:p>
          </table:table-cell>
          <table:table-cell table:style-name="ce25" table:formula="of:=([.H8]-([.F8]+[.H8])/2-[.F8])/2" office:value-type="float" office:value="22.25">
            <text:p>22,25</text:p>
          </table:table-cell>
          <table:table-cell/>
          <table:table-cell table:style-name="ce28" table:formula="of:=[.F8]/[.G8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Обсерватория (swan65)</text:p>
          </table:table-cell>
          <table:table-cell table:style-name="ce19" office:value-type="string">
            <text:p>244</text:p>
          </table:table-cell>
          <table:table-cell table:style-name="ce19" office:value-type="string">
            <text:p>53</text:p>
          </table:table-cell>
          <table:table-cell table:style-name="ce21" table:formula="of:=[.B9]+[.F9]+[.C9]" office:value-type="float" office:value="304">
            <text:p>304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3" table:formula="of:=[.E9]-[.D9]" office:value-type="float" office:value="26">
            <text:p>26</text:p>
          </table:table-cell>
          <table:table-cell table:style-name="ce23" table:formula="of:=[.H9]-[.F9]" office:value-type="float" office:value="19">
            <text:p>19</text:p>
          </table:table-cell>
          <table:table-cell table:style-name="ce24" table:formula="of:=([.H9]-[.F9]+[.C9])/2" office:value-type="float" office:value="36">
            <text:p>36,0</text:p>
          </table:table-cell>
          <table:table-cell table:style-name="ce25" table:formula="of:=([.H9]-([.F9]+[.H9])/2-[.F9])/2" office:value-type="float" office:value="1.25">
            <text:p>1,25</text:p>
          </table:table-cell>
          <table:table-cell/>
          <table:table-cell table:style-name="ce28" table:formula="of:=[.F9]/[.G9]" office:value-type="percentage" office:value="0.2">
            <text:p>20,0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Кастель-дель-Монте (nizami)</text:p>
          </table:table-cell>
          <table:table-cell table:style-name="ce19" office:value-type="float" office:value="187">
            <text:p>187</text:p>
          </table:table-cell>
          <table:table-cell table:style-name="ce19" office:value-type="float" office:value="1">
            <text:p>1</text:p>
          </table:table-cell>
          <table:table-cell table:style-name="ce21" table:formula="of:=[.B10]+[.F10]+[.C10]" office:value-type="float" office:value="202">
            <text:p>202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3" table:formula="of:=[.E10]-[.D10]" office:value-type="float" office:value="8">
            <text:p>8</text:p>
          </table:table-cell>
          <table:table-cell table:style-name="ce23" table:formula="of:=[.H10]-[.F10]" office:value-type="float" office:value="-6">
            <text:p>-6</text:p>
          </table:table-cell>
          <table:table-cell table:style-name="ce24" table:formula="of:=([.H10]-[.F10]+[.C10])/2" office:value-type="float" office:value="-2.5">
            <text:p>-2,5</text:p>
          </table:table-cell>
          <table:table-cell table:style-name="ce25" table:formula="of:=([.H10]-([.F10]+[.H10])/2-[.F10])/2" office:value-type="float" office:value="-8.5">
            <text:p>-8,50</text:p>
          </table:table-cell>
          <table:table-cell/>
          <table:table-cell table:style-name="ce28" table:formula="of:=[.F10]/[.G10]" office:value-type="percentage" office:value="0.933333333333333">
            <text:p>93,3%</text:p>
          </table:table-cell>
          <table:table-cell table:number-columns-repeated="1011"/>
        </table:table-row>
        <table:table-row table:style-name="ro3">
          <table:table-cell table:style-name="ce17"/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21" table:formula="of:=[.B11]+[.F11]+[.C11]" office:value-type="float" office:value="258">
            <text:p>258</text:p>
          </table:table-cell>
          <table:table-cell table:style-name="ce19" office:value-type="float" office:value="380">
            <text:p>380</text:p>
          </table:table-cell>
          <table:table-cell table:style-name="ce19"/>
          <table:table-cell table:style-name="ce22" office:value-type="float" office:value="40">
            <text:p>40</text:p>
          </table:table-cell>
          <table:table-cell table:style-name="ce23" table:formula="of:=[.E11]-[.D11]" office:value-type="float" office:value="122">
            <text:p>122</text:p>
          </table:table-cell>
          <table:table-cell table:style-name="ce23" table:formula="of:=[.H11]-[.F11]" office:value-type="float" office:value="122">
            <text:p>122</text:p>
          </table:table-cell>
          <table:table-cell table:style-name="ce24" table:formula="of:=([.H11]-[.F11]+[.C11])/2" office:value-type="float" office:value="62">
            <text:p>62,0</text:p>
          </table:table-cell>
          <table:table-cell table:style-name="ce25" table:formula="of:=([.H11]-([.F11]+[.H11])/2-[.F11])/2" office:value-type="float" office:value="30.5">
            <text:p>30,50</text:p>
          </table:table-cell>
          <table:table-cell/>
          <table:table-cell table:style-name="ce28" table:formula="of:=[.F11]/[.G11]" office:value-type="percentage" office:value="0">
            <text:p>0,0%</text:p>
          </table:table-cell>
          <table:table-cell table:style-name="Default" table:number-columns-repeated="1010"/>
          <table:table-cell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2]+[.F12]+[.C12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2]-[.D12]" office:value-type="float" office:value="0">
            <text:p>0</text:p>
          </table:table-cell>
          <table:table-cell table:style-name="ce23" table:formula="of:=[.H12]-[.F12]" office:value-type="float" office:value="0">
            <text:p>0</text:p>
          </table:table-cell>
          <table:table-cell table:style-name="ce24" table:formula="of:=([.H12]-[.F12]+[.C12])/2" office:value-type="float" office:value="0">
            <text:p>0,0</text:p>
          </table:table-cell>
          <table:table-cell table:style-name="ce25" table:formula="of:=([.H12]-([.F12]+[.H12])/2-[.F12])/2" office:value-type="float" office:value="0">
            <text:p>0,00</text:p>
          </table:table-cell>
          <table:table-cell/>
          <table:table-cell table:style-name="ce28" table:formula="of:=[.F12]/[.G12]" office:value-type="percentage" office:value="0">
            <text:p>0,0%</text:p>
          </table:table-cell>
          <table:table-cell table:style-name="Default" table:number-columns-repeated="1010"/>
          <table:table-cell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3]+[.F13]+[.C13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3]-[.D13]" office:value-type="float" office:value="0">
            <text:p>0</text:p>
          </table:table-cell>
          <table:table-cell table:style-name="ce23" table:formula="of:=[.H13]-[.F13]" office:value-type="float" office:value="0">
            <text:p>0</text:p>
          </table:table-cell>
          <table:table-cell table:style-name="ce24" table:formula="of:=([.H13]-[.F13]+[.C13])/2" office:value-type="float" office:value="0">
            <text:p>0,0</text:p>
          </table:table-cell>
          <table:table-cell table:style-name="ce25" table:formula="of:=([.H13]-([.F13]+[.H13])/2-[.F13])/2" office:value-type="float" office:value="0">
            <text:p>0,00</text:p>
          </table:table-cell>
          <table:table-cell/>
          <table:table-cell table:style-name="ce28" table:formula="of:=[.F13]/[.G13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4]+[.F14]+[.C14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4]-[.D14]" office:value-type="float" office:value="0">
            <text:p>0</text:p>
          </table:table-cell>
          <table:table-cell table:style-name="ce23" table:formula="of:=[.H14]-[.F14]" office:value-type="float" office:value="0">
            <text:p>0</text:p>
          </table:table-cell>
          <table:table-cell table:style-name="ce24" table:formula="of:=([.H14]-[.F14]+[.C14])/2" office:value-type="float" office:value="0">
            <text:p>0,0</text:p>
          </table:table-cell>
          <table:table-cell table:style-name="ce25" table:formula="of:=([.H14]-([.F14]+[.H14])/2-[.F14])/2" office:value-type="float" office:value="0">
            <text:p>0,00</text:p>
          </table:table-cell>
          <table:table-cell/>
          <table:table-cell table:style-name="ce28" table:formula="of:=[.F14]/[.G14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5]+[.F15]+[.C15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5]-[.D15]" office:value-type="float" office:value="0">
            <text:p>0</text:p>
          </table:table-cell>
          <table:table-cell table:style-name="ce23" table:formula="of:=[.H15]-[.F15]" office:value-type="float" office:value="0">
            <text:p>0</text:p>
          </table:table-cell>
          <table:table-cell table:style-name="ce24" table:formula="of:=([.H15]-[.F15]+[.C15])/2" office:value-type="float" office:value="0">
            <text:p>0,0</text:p>
          </table:table-cell>
          <table:table-cell table:style-name="ce25" table:formula="of:=([.H15]-([.F15]+[.H15])/2-[.F15])/2" office:value-type="float" office:value="0">
            <text:p>0,00</text:p>
          </table:table-cell>
          <table:table-cell/>
          <table:table-cell table:style-name="ce28" table:formula="of:=[.F15]/[.G15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6]+[.F16]+[.C16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6]-[.D16]" office:value-type="float" office:value="0">
            <text:p>0</text:p>
          </table:table-cell>
          <table:table-cell table:style-name="ce23" table:formula="of:=[.H16]-[.F16]" office:value-type="float" office:value="0">
            <text:p>0</text:p>
          </table:table-cell>
          <table:table-cell table:style-name="ce24" table:formula="of:=([.H16]-[.F16]+[.C16])/2" office:value-type="float" office:value="0">
            <text:p>0,0</text:p>
          </table:table-cell>
          <table:table-cell table:style-name="ce25" table:formula="of:=([.H16]-([.F16]+[.H16])/2-[.F16])/2" office:value-type="float" office:value="0">
            <text:p>0,00</text:p>
          </table:table-cell>
          <table:table-cell/>
          <table:table-cell table:style-name="ce28" table:formula="of:=[.F16]/[.G16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7]+[.F17]+[.C17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7]-[.D17]" office:value-type="float" office:value="0">
            <text:p>0</text:p>
          </table:table-cell>
          <table:table-cell table:style-name="ce23" table:formula="of:=[.H17]-[.F17]" office:value-type="float" office:value="0">
            <text:p>0</text:p>
          </table:table-cell>
          <table:table-cell table:style-name="ce24" table:formula="of:=([.H17]-[.F17]+[.C17])/2" office:value-type="float" office:value="0">
            <text:p>0,0</text:p>
          </table:table-cell>
          <table:table-cell table:style-name="ce25" table:formula="of:=([.H17]-([.F17]+[.H17])/2-[.F17])/2" office:value-type="float" office:value="0">
            <text:p>0,00</text:p>
          </table:table-cell>
          <table:table-cell/>
          <table:table-cell table:style-name="ce28" table:formula="of:=[.F17]/[.G17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8]+[.F18]+[.C18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8]-[.D18]" office:value-type="float" office:value="0">
            <text:p>0</text:p>
          </table:table-cell>
          <table:table-cell table:style-name="ce23" table:formula="of:=[.H18]-[.F18]" office:value-type="float" office:value="0">
            <text:p>0</text:p>
          </table:table-cell>
          <table:table-cell table:style-name="ce24" table:formula="of:=([.H18]-[.F18]+[.C18])/2" office:value-type="float" office:value="0">
            <text:p>0,0</text:p>
          </table:table-cell>
          <table:table-cell table:style-name="ce25" table:formula="of:=([.H18]-([.F18]+[.H18])/2-[.F18])/2" office:value-type="float" office:value="0">
            <text:p>0,00</text:p>
          </table:table-cell>
          <table:table-cell/>
          <table:table-cell table:style-name="ce28" table:formula="of:=[.F18]/[.G18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9]+[.F19]+[.C19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9]-[.D19]" office:value-type="float" office:value="0">
            <text:p>0</text:p>
          </table:table-cell>
          <table:table-cell table:style-name="ce23" table:formula="of:=[.H19]-[.F19]" office:value-type="float" office:value="0">
            <text:p>0</text:p>
          </table:table-cell>
          <table:table-cell table:style-name="ce24" table:formula="of:=([.H19]-[.F19]+[.C19])/2" office:value-type="float" office:value="0">
            <text:p>0,0</text:p>
          </table:table-cell>
          <table:table-cell table:style-name="ce25" table:formula="of:=([.H19]-([.F19]+[.H19])/2-[.F19])/2" office:value-type="float" office:value="0">
            <text:p>0,00</text:p>
          </table:table-cell>
          <table:table-cell/>
          <table:table-cell table:style-name="ce28" table:formula="of:=[.F19]/[.G19]" office:value-type="percentage" office:value="0">
            <text:p>0,0%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рузья" table:style-name="ta3" table:print="false">
        <office:forms form:automatic-focus="false" form:apply-design-mode="false"/>
        <table:table-column table:style-name="co11" table:default-cell-style-name="ce30"/>
        <table:table-column table:style-name="co12" table:default-cell-style-name="ce33"/>
        <table:table-column table:style-name="co13" table:number-columns-repeated="3" table:default-cell-style-name="ce36"/>
        <table:table-column table:style-name="co12" table:default-cell-style-name="ce38"/>
        <table:table-column table:style-name="co13" table:number-columns-repeated="3" table:default-cell-style-name="ce36"/>
        <table:table-column table:style-name="co14" table:default-cell-style-name="Default"/>
        <table:table-row table:style-name="ro4">
          <table:table-cell table:style-name="ce29" office:value-type="string" table:number-columns-spanned="1" table:number-rows-spanned="2">
            <text:p>кличка</text:p>
          </table:table-cell>
          <table:table-cell table:style-name="ce32" office:value-type="date" office:date-value="2018-04-29" table:number-columns-spanned="2" table:number-rows-spanned="1">
            <text:p>29.04.18</text:p>
          </table:table-cell>
          <table:covered-table-cell table:style-name="ce35"/>
          <table:table-cell table:style-name="ce35" office:value-type="date" office:date-value="2018-05-04" table:number-columns-spanned="2" table:number-rows-spanned="1">
            <text:p>04.05</text:p>
          </table:table-cell>
          <table:covered-table-cell table:style-name="ce32"/>
          <table:table-cell table:style-name="ce32" office:value-type="date" office:date-value="2018-05-05" table:number-columns-spanned="2" table:number-rows-spanned="1">
            <text:p>05.05.18</text:p>
          </table:table-cell>
          <table:covered-table-cell table:style-name="ce35"/>
          <table:table-cell table:style-name="ce35" office:value-type="date" office:date-value="2018-05-11" table:number-columns-spanned="2" table:number-rows-spanned="1">
            <text:p>11.05</text:p>
          </table:table-cell>
          <table:covered-table-cell table:style-name="ce32"/>
          <table:table-cell/>
        </table:table-row>
        <table:table-row table:style-name="ro4">
          <table:covered-table-cell table:style-name="ce29"/>
          <table:table-cell table:style-name="ce29" office:value-type="string">
            <office:annotation draw:style-name="gr1" draw:text-style-name="P1" svg:width="2.899cm" svg:height="1.139cm" svg:x="7.4cm" svg:y="0cm" draw:caption-point-x="-0.61cm" draw:caption-point-y="0.461cm">
              <dc:creator>В.В.</dc:creator>
              <dc:date>2018-05-04T00:00:00</dc:date>
              <text:p text:style-name="P1"><text:span text:style-name="T1">Рейтинг</text:span></text:p>
            </office:annotation>
            <text:p>рейтинг</text:p>
          </table:table-cell>
          <table:table-cell table:style-name="ce32" office:value-type="string">
            <office:annotation draw:style-name="gr2" draw:text-style-name="P1" svg:width="2.899cm" svg:height="1.386cm" svg:x="8.458cm" svg:y="0cm" draw:caption-point-x="-0.61cm" draw:caption-point-y="0.461cm">
              <dc:creator>В.В.</dc:creator>
              <dc:date>2018-05-04T00:00:00</dc:date>
              <text:p text:style-name="P1"><text:span text:style-name="T1">Сколько раз побывал в моей таверне</text:span></text:p>
            </office:annotation>
            <text:p>таве</text:p>
          </table:table-cell>
          <table:table-cell table:style-name="ce32" office:value-type="string">
            <office:annotation draw:style-name="gr3" draw:text-style-name="P1" svg:width="2.899cm" svg:height="0.991cm" svg:x="9.516cm" svg:y="0cm" draw:caption-point-x="-0.61cm" draw:caption-point-y="0.461cm">
              <dc:creator>В.В.</dc:creator>
              <dc:date>2018-05-04T00:00:00</dc:date>
              <text:p text:style-name="P1"><text:span text:style-name="T1">Пустил в свою таверну</text:span></text:p>
            </office:annotation>
            <text:p>твin</text:p>
          </table:table-cell>
          <table:table-cell table:style-name="ce32" office:value-type="string">
            <office:annotation draw:style-name="gr2" draw:text-style-name="P1" svg:width="2.899cm" svg:height="1.386cm" svg:x="10.574cm" svg:y="0cm" draw:caption-point-x="-0.61cm" draw:caption-point-y="0.461cm">
              <dc:creator>В.В.</dc:creator>
              <dc:date>2018-05-04T00:00:00</dc:date>
              <text:p text:style-name="P1"><text:span text:style-name="T1">Сколько раз облагородил мои постройки</text:span></text:p>
            </office:annotation>
            <text:p>благ</text:p>
          </table:table-cell>
          <table:table-cell table:style-name="ce29" office:value-type="string">
            <office:annotation draw:style-name="gr1" draw:text-style-name="P1" svg:width="2.899cm" svg:height="1.139cm" svg:x="12.477cm" svg:y="0cm" draw:caption-point-x="-0.61cm" draw:caption-point-y="0.461cm">
              <dc:creator>В.В.</dc:creator>
              <dc:date>2018-05-04T00:00:00</dc:date>
              <text:p text:style-name="P1"><text:span text:style-name="T1">Рейтинг</text:span></text:p>
            </office:annotation>
            <text:p>рейтинг</text:p>
          </table:table-cell>
          <table:table-cell table:style-name="ce32" office:value-type="string">
            <office:annotation draw:style-name="gr2" draw:text-style-name="P1" svg:width="2.899cm" svg:height="1.386cm" svg:x="13.535cm" svg:y="0cm" draw:caption-point-x="-0.61cm" draw:caption-point-y="0.461cm">
              <dc:creator>В.В.</dc:creator>
              <dc:date>2018-05-04T00:00:00</dc:date>
              <text:p text:style-name="P1"><text:span text:style-name="T1">Сколько раз побывал в моей таверне</text:span></text:p>
            </office:annotation>
            <text:p>таве</text:p>
          </table:table-cell>
          <table:table-cell table:style-name="ce32" office:value-type="string">
            <office:annotation draw:style-name="gr3" draw:text-style-name="P1" svg:width="2.899cm" svg:height="0.991cm" svg:x="14.593cm" svg:y="0cm" draw:caption-point-x="-0.61cm" draw:caption-point-y="0.461cm">
              <dc:creator>В.В.</dc:creator>
              <dc:date>2018-05-04T00:00:00</dc:date>
              <text:p text:style-name="P1"><text:span text:style-name="T1">Пустил в свою таверну</text:span></text:p>
            </office:annotation>
            <text:p>твin</text:p>
          </table:table-cell>
          <table:table-cell table:style-name="ce32" office:value-type="string">
            <office:annotation draw:style-name="gr2" draw:text-style-name="P1" svg:width="2.899cm" svg:height="1.386cm" svg:x="15.651cm" svg:y="0cm" draw:caption-point-x="-0.61cm" draw:caption-point-y="0.461cm">
              <dc:creator>В.В.</dc:creator>
              <dc:date>2018-05-04T00:00:00</dc:date>
              <text:p text:style-name="P1"><text:span text:style-name="T1">Сколько раз облагородил мои постройки</text:span></text:p>
            </office:annotation>
            <text:p>благ</text:p>
          </table:table-cell>
          <table:table-cell/>
        </table:table-row>
        <table:table-row table:style-name="ro5">
          <table:table-cell office:value-type="string">
            <text:p>-MENTOR-</text:p>
          </table:table-cell>
          <table:table-cell office:value-type="float" office:value="38038">
            <text:p>38 038</text:p>
          </table:table-cell>
          <table:table-cell table:number-columns-repeated="3" office:value-type="float" office:value="0">
            <text:p>0</text:p>
          </table:table-cell>
          <table:table-cell office:value-type="float" office:value="38038">
            <text:p>38 0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Abaz</text:p>
          </table:table-cell>
          <table:table-cell office:value-type="float" office:value="1294044">
            <text:p>1 294 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8259">
            <text:p>1 298 2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AdjunctFrenemy3104</text:p>
          </table:table-cell>
          <table:table-cell office:value-type="float" office:value="265751">
            <text:p>265 751</text:p>
          </table:table-cell>
          <table:table-cell table:number-columns-repeated="3" office:value-type="float" office:value="0">
            <text:p>0</text:p>
          </table:table-cell>
          <table:table-cell office:value-type="float" office:value="265751">
            <text:p>265 7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aleks2579</text:p>
          </table:table-cell>
          <table:table-cell office:value-type="float" office:value="127402">
            <text:p>127 402</text:p>
          </table:table-cell>
          <table:table-cell table:number-columns-repeated="3" office:value-type="float" office:value="1">
            <text:p>1</text:p>
          </table:table-cell>
          <table:table-cell office:value-type="float" office:value="127402">
            <text:p>127 4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Aleksandra Великая</text:p>
          </table:table-cell>
          <table:table-cell office:value-type="float" office:value="98106">
            <text:p>98 1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8106">
            <text:p>98 10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Alquimista</text:p>
          </table:table-cell>
          <table:table-cell office:value-type="float" office:value="526255">
            <text:p>526 255</text:p>
          </table:table-cell>
          <table:table-cell table:number-columns-repeated="3" office:value-type="float" office:value="0">
            <text:p>0</text:p>
          </table:table-cell>
          <table:table-cell office:value-type="float" office:value="526255">
            <text:p>526 2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AndVyn</text:p>
          </table:table-cell>
          <table:table-cell office:value-type="float" office:value="1122704">
            <text:p>1 122 7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15845">
            <text:p>1 115 8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Artygor</text:p>
          </table:table-cell>
          <table:table-cell office:value-type="float" office:value="136153">
            <text:p>136 153</text:p>
          </table:table-cell>
          <table:table-cell table:number-columns-repeated="3" office:value-type="float" office:value="0">
            <text:p>0</text:p>
          </table:table-cell>
          <table:table-cell office:value-type="float" office:value="136153">
            <text:p>136 1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heлябинец</text:p>
          </table:table-cell>
          <table:table-cell office:value-type="float" office:value="469767">
            <text:p>469 7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1892">
            <text:p>471 89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arkheart27198</text:p>
          </table:table-cell>
          <table:table-cell office:value-type="float" office:value="38314">
            <text:p>38 3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127">
            <text:p>39 127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imaness</text:p>
          </table:table-cell>
          <table:table-cell office:value-type="float" office:value="153684">
            <text:p>153 6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4264">
            <text:p>154 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imok06</text:p>
          </table:table-cell>
          <table:table-cell office:value-type="float" office:value="816055">
            <text:p>816 0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16348">
            <text:p>816 3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Elfinio</text:p>
          </table:table-cell>
          <table:table-cell office:value-type="float" office:value="342813">
            <text:p>342 813</text:p>
          </table:table-cell>
          <table:table-cell table:number-columns-repeated="3" office:value-type="float" office:value="0">
            <text:p>0</text:p>
          </table:table-cell>
          <table:table-cell office:value-type="float" office:value="342813">
            <text:p>342 8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Evgen-PTZ</text:p>
          </table:table-cell>
          <table:table-cell office:value-type="float" office:value="56069">
            <text:p>56 069</text:p>
          </table:table-cell>
          <table:table-cell table:number-columns-repeated="3" office:value-type="float" office:value="0">
            <text:p>0</text:p>
          </table:table-cell>
          <table:table-cell office:value-type="float" office:value="56069">
            <text:p>56 06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igyriys</text:p>
          </table:table-cell>
          <table:table-cell office:value-type="float" office:value="407618">
            <text:p>407 6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7618">
            <text:p>407 61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elen Bruk</text:p>
          </table:table-cell>
          <table:table-cell office:value-type="float" office:value="122034">
            <text:p>122 0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3215">
            <text:p>123 21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Helga Duran</text:p>
          </table:table-cell>
          <table:table-cell office:value-type="float" office:value="338893">
            <text:p>338 8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523">
            <text:p>339 5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liaxxxxxxxxxxxxxx</text:p>
          </table:table-cell>
          <table:table-cell office:value-type="float" office:value="1368341">
            <text:p>1 368 3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68341">
            <text:p>1 368 341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JiomoBou</text:p>
          </table:table-cell>
          <table:table-cell office:value-type="float" office:value="1492857">
            <text:p>1 492 8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00972">
            <text:p>1 500 9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joker mkx</text:p>
          </table:table-cell>
          <table:table-cell office:value-type="float" office:value="30890">
            <text:p>30 890</text:p>
          </table:table-cell>
          <table:table-cell table:number-columns-repeated="3" office:value-type="float" office:value="0">
            <text:p>0</text:p>
          </table:table-cell>
          <table:table-cell office:value-type="float" office:value="31362">
            <text:p>31 3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Karamaz76</text:p>
          </table:table-cell>
          <table:table-cell office:value-type="float" office:value="283279">
            <text:p>283 2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4809">
            <text:p>284 809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kolonok74</text:p>
          </table:table-cell>
          <table:table-cell office:value-type="float" office:value="119213">
            <text:p>119 213</text:p>
          </table:table-cell>
          <table:table-cell table:number-columns-repeated="3" office:value-type="float" office:value="0">
            <text:p>0</text:p>
          </table:table-cell>
          <table:table-cell office:value-type="float" office:value="119213">
            <text:p>119 2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koma101</text:p>
          </table:table-cell>
          <table:table-cell office:value-type="float" office:value="368359">
            <text:p>368 3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8606">
            <text:p>368 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table:style-name="ce31" office:value-type="string">
            <text:p>LasGIS</text:p>
          </table:table-cell>
          <table:table-cell table:style-name="ce34" office:value-type="float" office:value="533384">
            <text:p>533 384</text:p>
          </table:table-cell>
          <table:table-cell table:number-columns-repeated="3" table:style-name="ce37" office:value-type="float" office:value="1">
            <text:p>1</text:p>
          </table:table-cell>
          <table:table-cell table:style-name="ce39" office:value-type="float" office:value="538025">
            <text:p>538 025</text:p>
          </table:table-cell>
          <table:table-cell table:number-columns-repeated="3" table:style-name="ce37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LetNab3</text:p>
          </table:table-cell>
          <table:table-cell office:value-type="float" office:value="173138">
            <text:p>173 138</text:p>
          </table:table-cell>
          <table:table-cell table:number-columns-repeated="3" office:value-type="float" office:value="1">
            <text:p>1</text:p>
          </table:table-cell>
          <table:table-cell office:value-type="float" office:value="175707">
            <text:p>175 7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a S</text:p>
          </table:table-cell>
          <table:table-cell office:value-type="float" office:value="52827">
            <text:p>52 827</text:p>
          </table:table-cell>
          <table:table-cell table:number-columns-repeated="3" office:value-type="float" office:value="0">
            <text:p>0</text:p>
          </table:table-cell>
          <table:table-cell office:value-type="float" office:value="52827">
            <text:p>52 8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osarT</text:p>
          </table:table-cell>
          <table:table-cell office:value-type="float" office:value="36592">
            <text:p>36 592</text:p>
          </table:table-cell>
          <table:table-cell table:number-columns-repeated="3" office:value-type="float" office:value="0">
            <text:p>0</text:p>
          </table:table-cell>
          <table:table-cell office:value-type="float" office:value="36592">
            <text:p>36 5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Mafiusu</text:p>
          </table:table-cell>
          <table:table-cell office:value-type="float" office:value="301330">
            <text:p>301 3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1330">
            <text:p>301 33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Mary Queen</text:p>
          </table:table-cell>
          <table:table-cell office:value-type="float" office:value="67101">
            <text:p>67 1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221">
            <text:p>67 2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shii</text:p>
          </table:table-cell>
          <table:table-cell office:value-type="float" office:value="256329">
            <text:p>256 3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6329">
            <text:p>256 3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Mitting13</text:p>
          </table:table-cell>
          <table:table-cell office:value-type="float" office:value="97571">
            <text:p>97 571</text:p>
          </table:table-cell>
          <table:table-cell table:number-columns-repeated="3" office:value-type="float" office:value="0">
            <text:p>0</text:p>
          </table:table-cell>
          <table:table-cell office:value-type="float" office:value="97571">
            <text:p>97 57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MrPred</text:p>
          </table:table-cell>
          <table:table-cell office:value-type="float" office:value="248180">
            <text:p>248 180</text:p>
          </table:table-cell>
          <table:table-cell table:number-columns-repeated="3" office:value-type="float" office:value="0">
            <text:p>0</text:p>
          </table:table-cell>
          <table:table-cell office:value-type="float" office:value="248180">
            <text:p>248 1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nodir</text:p>
          </table:table-cell>
          <table:table-cell office:value-type="float" office:value="74435">
            <text:p>74 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546">
            <text:p>74 54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oborman</text:p>
          </table:table-cell>
          <table:table-cell office:value-type="float" office:value="281713">
            <text:p>281 7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1602">
            <text:p>291 60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OldKontur</text:p>
          </table:table-cell>
          <table:table-cell office:value-type="float" office:value="277411">
            <text:p>277 4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7500">
            <text:p>277 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udra31</text:p>
          </table:table-cell>
          <table:table-cell office:value-type="float" office:value="248045">
            <text:p>248 045</text:p>
          </table:table-cell>
          <table:table-cell table:number-columns-repeated="3" office:value-type="float" office:value="1">
            <text:p>1</text:p>
          </table:table-cell>
          <table:table-cell office:value-type="float" office:value="248103">
            <text:p>248 103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ealPilarez</text:p>
          </table:table-cell>
          <table:table-cell office:value-type="float" office:value="74713">
            <text:p>74 7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5685">
            <text:p>75 6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Rem62</text:p>
          </table:table-cell>
          <table:table-cell office:value-type="float" office:value="61740">
            <text:p>61 740</text:p>
          </table:table-cell>
          <table:table-cell table:number-columns-repeated="3" office:value-type="float" office:value="0">
            <text:p>0</text:p>
          </table:table-cell>
          <table:table-cell office:value-type="float" office:value="61740">
            <text:p>61 7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RGS.</text:p>
          </table:table-cell>
          <table:table-cell office:value-type="float" office:value="731353">
            <text:p>731 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353">
            <text:p>731 353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ina1281</text:p>
          </table:table-cell>
          <table:table-cell office:value-type="float" office:value="976242">
            <text:p>976 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7852">
            <text:p>977 85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Rossitto</text:p>
          </table:table-cell>
          <table:table-cell office:value-type="float" office:value="80719">
            <text:p>80 719</text:p>
          </table:table-cell>
          <table:table-cell table:number-columns-repeated="3" office:value-type="float" office:value="0">
            <text:p>0</text:p>
          </table:table-cell>
          <table:table-cell office:value-type="float" office:value="80719">
            <text:p>80 7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eMeN003</text:p>
          </table:table-cell>
          <table:table-cell office:value-type="float" office:value="79563">
            <text:p>79 563</text:p>
          </table:table-cell>
          <table:table-cell table:number-columns-repeated="3" office:value-type="float" office:value="0">
            <text:p>0</text:p>
          </table:table-cell>
          <table:table-cell office:value-type="float" office:value="79563">
            <text:p>79 56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iumak</text:p>
          </table:table-cell>
          <table:table-cell office:value-type="float" office:value="94973">
            <text:p>94 9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4973">
            <text:p>94 97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mokySKY</text:p>
          </table:table-cell>
          <table:table-cell office:value-type="float" office:value="235880">
            <text:p>235 880</text:p>
          </table:table-cell>
          <table:table-cell table:number-columns-repeated="3" office:value-type="float" office:value="0">
            <text:p>0</text:p>
          </table:table-cell>
          <table:table-cell office:value-type="float" office:value="235880">
            <text:p>235 8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teveBloom</text:p>
          </table:table-cell>
          <table:table-cell office:value-type="float" office:value="1224787">
            <text:p>1 224 7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8287">
            <text:p>1 238 2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vetlana Kolobrodova</text:p>
          </table:table-cell>
          <table:table-cell office:value-type="float" office:value="10608">
            <text:p>10 608</text:p>
          </table:table-cell>
          <table:table-cell table:number-columns-repeated="3" office:value-type="float" office:value="0">
            <text:p>0</text:p>
          </table:table-cell>
          <table:table-cell office:value-type="float" office:value="10608">
            <text:p>10 6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TarCalion</text:p>
          </table:table-cell>
          <table:table-cell office:value-type="float" office:value="159434">
            <text:p>159 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434">
            <text:p>159 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vasos</text:p>
          </table:table-cell>
          <table:table-cell office:value-type="float" office:value="541297">
            <text:p>541 2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44254">
            <text:p>544 254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avan грозный</text:p>
          </table:table-cell>
          <table:table-cell office:value-type="float" office:value="29488">
            <text:p>29 4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488">
            <text:p>29 488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ladStream</text:p>
          </table:table-cell>
          <table:table-cell office:value-type="float" office:value="95052">
            <text:p>95 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52">
            <text:p>95 05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vova.vladimirovichh</text:p>
          </table:table-cell>
          <table:table-cell office:value-type="float" office:value="620839">
            <text:p>620 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839">
            <text:p>620 839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Wazi4</text:p>
          </table:table-cell>
          <table:table-cell office:value-type="float" office:value="114920">
            <text:p>114 920</text:p>
          </table:table-cell>
          <table:table-cell table:number-columns-repeated="3" office:value-type="float" office:value="0">
            <text:p>0</text:p>
          </table:table-cell>
          <table:table-cell office:value-type="float" office:value="114920">
            <text:p>114 9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Welcomeck</text:p>
          </table:table-cell>
          <table:table-cell office:value-type="float" office:value="154567">
            <text:p>154 5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9068">
            <text:p>159 068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wistul</text:p>
          </table:table-cell>
          <table:table-cell office:value-type="float" office:value="137440">
            <text:p>137 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7552">
            <text:p>137 5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YesMiss</text:p>
          </table:table-cell>
          <table:table-cell office:value-type="float" office:value="394130">
            <text:p>394 130</text:p>
          </table:table-cell>
          <table:table-cell table:number-columns-repeated="3" office:value-type="float" office:value="0">
            <text:p>0</text:p>
          </table:table-cell>
          <table:table-cell office:value-type="float" office:value="394130">
            <text:p>394 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YolVit</text:p>
          </table:table-cell>
          <table:table-cell office:value-type="float" office:value="452962">
            <text:p>452 9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3316">
            <text:p>453 316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Zlata-Star</text:p>
          </table:table-cell>
          <table:table-cell office:value-type="float" office:value="335131">
            <text:p>335 1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1023">
            <text:p>341 0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zzzv</text:p>
          </table:table-cell>
          <table:table-cell office:value-type="float" office:value="751255">
            <text:p>751 255</text:p>
          </table:table-cell>
          <table:table-cell table:number-columns-repeated="3" office:value-type="float" office:value="1">
            <text:p>1</text:p>
          </table:table-cell>
          <table:table-cell office:value-type="float" office:value="753478">
            <text:p>753 478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Абра-Катабра</text:p>
          </table:table-cell>
          <table:table-cell office:value-type="float" office:value="63044">
            <text:p>63 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044">
            <text:p>63 04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АлиЗадомОбСтулБей</text:p>
          </table:table-cell>
          <table:table-cell office:value-type="float" office:value="89273">
            <text:p>89 2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401">
            <text:p>91 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Анархист 1</text:p>
          </table:table-cell>
          <table:table-cell office:value-type="float" office:value="132974">
            <text:p>132 974</text:p>
          </table:table-cell>
          <table:table-cell table:number-columns-repeated="3" office:value-type="float" office:value="1">
            <text:p>1</text:p>
          </table:table-cell>
          <table:table-cell office:value-type="float" office:value="132974">
            <text:p>132 9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Андреевич1990</text:p>
          </table:table-cell>
          <table:table-cell office:value-type="float" office:value="79248">
            <text:p>79 248</text:p>
          </table:table-cell>
          <table:table-cell table:number-columns-repeated="3" office:value-type="float" office:value="0">
            <text:p>0</text:p>
          </table:table-cell>
          <table:table-cell office:value-type="float" office:value="79248">
            <text:p>79 2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Антиох Созидатель 233</text:p>
          </table:table-cell>
          <table:table-cell office:value-type="float" office:value="131977">
            <text:p>131 9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300">
            <text:p>133 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Бренний Великий 258</text:p>
          </table:table-cell>
          <table:table-cell office:value-type="float" office:value="136738">
            <text:p>136 7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7043">
            <text:p>137 0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Виктор Великолепный II</text:p>
          </table:table-cell>
          <table:table-cell office:value-type="float" office:value="253237">
            <text:p>253 2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3282">
            <text:p>263 28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Геродот Великий 226</text:p>
          </table:table-cell>
          <table:table-cell office:value-type="float" office:value="514568">
            <text:p>514 5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7534">
            <text:p>517 5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Геродот Мстительный 249</text:p>
          </table:table-cell>
          <table:table-cell office:value-type="float" office:value="52247">
            <text:p>52 247</text:p>
          </table:table-cell>
          <table:table-cell table:number-columns-repeated="3" office:value-type="float" office:value="0">
            <text:p>0</text:p>
          </table:table-cell>
          <table:table-cell office:value-type="float" office:value="52247">
            <text:p>52 24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Гипатия Тарантула 443</text:p>
          </table:table-cell>
          <table:table-cell office:value-type="float" office:value="34478">
            <text:p>34 478</text:p>
          </table:table-cell>
          <table:table-cell table:number-columns-repeated="3" office:value-type="float" office:value="0">
            <text:p>0</text:p>
          </table:table-cell>
          <table:table-cell office:value-type="float" office:value="34478">
            <text:p>34 4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Голдово</text:p>
          </table:table-cell>
          <table:table-cell office:value-type="float" office:value="664864">
            <text:p>664 8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67759">
            <text:p>667 759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Дамкрат1</text:p>
          </table:table-cell>
          <table:table-cell office:value-type="float" office:value="445341">
            <text:p>445 3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0109">
            <text:p>450 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Деддед123</text:p>
          </table:table-cell>
          <table:table-cell office:value-type="float" office:value="1305976">
            <text:p>1 305 9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1597">
            <text:p>1 321 597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Евгений 152рус</text:p>
          </table:table-cell>
          <table:table-cell office:value-type="float" office:value="426172">
            <text:p>426 1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6992">
            <text:p>426 99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Евгений Вeликий I</text:p>
          </table:table-cell>
          <table:table-cell office:value-type="float" office:value="215394">
            <text:p>215 3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5494">
            <text:p>215 4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Еврипид Дерзкий 252</text:p>
          </table:table-cell>
          <table:table-cell office:value-type="float" office:value="433224">
            <text:p>433 224</text:p>
          </table:table-cell>
          <table:table-cell table:number-columns-repeated="3" office:value-type="float" office:value="1">
            <text:p>1</text:p>
          </table:table-cell>
          <table:table-cell office:value-type="float" office:value="436744">
            <text:p>436 7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Енот3</text:p>
          </table:table-cell>
          <table:table-cell office:value-type="float" office:value="191416">
            <text:p>191 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026">
            <text:p>199 0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Иван3253</text:p>
          </table:table-cell>
          <table:table-cell office:value-type="float" office:value="290365">
            <text:p>290 3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0599">
            <text:p>290 5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Илья-1978</text:p>
          </table:table-cell>
          <table:table-cell office:value-type="float" office:value="226132">
            <text:p>226 1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6496">
            <text:p>226 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Итиро</text:p>
          </table:table-cell>
          <table:table-cell office:value-type="float" office:value="106559">
            <text:p>106 559</text:p>
          </table:table-cell>
          <table:table-cell table:number-columns-repeated="3" office:value-type="float" office:value="0">
            <text:p>0</text:p>
          </table:table-cell>
          <table:table-cell office:value-type="float" office:value="106559">
            <text:p>106 5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Ифигения Опасная первая</text:p>
          </table:table-cell>
          <table:table-cell office:value-type="float" office:value="340050">
            <text:p>340 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2783">
            <text:p>342 7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Карфаген917</text:p>
          </table:table-cell>
          <table:table-cell office:value-type="float" office:value="231875">
            <text:p>231 875</text:p>
          </table:table-cell>
          <table:table-cell table:number-columns-repeated="3" office:value-type="float" office:value="0">
            <text:p>0</text:p>
          </table:table-cell>
          <table:table-cell office:value-type="float" office:value="231875">
            <text:p>231 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Кассандр Бесстрашный</text:p>
          </table:table-cell>
          <table:table-cell office:value-type="float" office:value="66204">
            <text:p>66 204</text:p>
          </table:table-cell>
          <table:table-cell table:number-columns-repeated="3" office:value-type="float" office:value="0">
            <text:p>0</text:p>
          </table:table-cell>
          <table:table-cell office:value-type="float" office:value="66204">
            <text:p>66 2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Лайма Мудрая</text:p>
          </table:table-cell>
          <table:table-cell office:value-type="float" office:value="136825">
            <text:p>136 8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6905">
            <text:p>136 9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Леди Ланселот</text:p>
          </table:table-cell>
          <table:table-cell office:value-type="float" office:value="495259">
            <text:p>495 2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7777">
            <text:p>497 777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Люсилла Соколица 342</text:p>
          </table:table-cell>
          <table:table-cell office:value-type="float" office:value="129960">
            <text:p>129 960</text:p>
          </table:table-cell>
          <table:table-cell table:number-columns-repeated="3" office:value-type="float" office:value="0">
            <text:p>0</text:p>
          </table:table-cell>
          <table:table-cell office:value-type="float" office:value="129960">
            <text:p>129 9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Макс Властвующий</text:p>
          </table:table-cell>
          <table:table-cell office:value-type="float" office:value="80280">
            <text:p>80 280</text:p>
          </table:table-cell>
          <table:table-cell table:number-columns-repeated="3" office:value-type="float" office:value="0">
            <text:p>0</text:p>
          </table:table-cell>
          <table:table-cell office:value-type="float" office:value="80280">
            <text:p>80 2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Марий Грозный</text:p>
          </table:table-cell>
          <table:table-cell office:value-type="float" office:value="71686">
            <text:p>71 686</text:p>
          </table:table-cell>
          <table:table-cell table:number-columns-repeated="3" office:value-type="float" office:value="0">
            <text:p>0</text:p>
          </table:table-cell>
          <table:table-cell office:value-type="float" office:value="71686">
            <text:p>71 68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Мистер Самик</text:p>
          </table:table-cell>
          <table:table-cell office:value-type="float" office:value="661657">
            <text:p>661 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997">
            <text:p>662 9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МордаВорот</text:p>
          </table:table-cell>
          <table:table-cell office:value-type="float" office:value="12526">
            <text:p>12 526</text:p>
          </table:table-cell>
          <table:table-cell table:number-columns-repeated="3" office:value-type="float" office:value="0">
            <text:p>0</text:p>
          </table:table-cell>
          <table:table-cell office:value-type="float" office:value="12526">
            <text:p>12 5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Неустрашимый 388</text:p>
          </table:table-cell>
          <table:table-cell office:value-type="float" office:value="1049457">
            <text:p>1 049 4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2147">
            <text:p>1 052 147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николай19874</text:p>
          </table:table-cell>
          <table:table-cell office:value-type="float" office:value="821289">
            <text:p>821 2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21669">
            <text:p>821 669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Саидахон</text:p>
          </table:table-cell>
          <table:table-cell office:value-type="float" office:value="69719">
            <text:p>69 719</text:p>
          </table:table-cell>
          <table:table-cell table:number-columns-repeated="3" office:value-type="float" office:value="0">
            <text:p>0</text:p>
          </table:table-cell>
          <table:table-cell office:value-type="float" office:value="69719">
            <text:p>69 7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саня1055</text:p>
          </table:table-cell>
          <table:table-cell office:value-type="float" office:value="24275">
            <text:p>24 275</text:p>
          </table:table-cell>
          <table:table-cell table:number-columns-repeated="3" office:value-type="float" office:value="0">
            <text:p>0</text:p>
          </table:table-cell>
          <table:table-cell office:value-type="float" office:value="24275">
            <text:p>24 2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Сега Коловрат</text:p>
          </table:table-cell>
          <table:table-cell office:value-type="float" office:value="88294">
            <text:p>88 294</text:p>
          </table:table-cell>
          <table:table-cell table:number-columns-repeated="3" office:value-type="float" office:value="0">
            <text:p>0</text:p>
          </table:table-cell>
          <table:table-cell office:value-type="float" office:value="88294">
            <text:p>88 29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танго1988</text:p>
          </table:table-cell>
          <table:table-cell office:value-type="float" office:value="87083">
            <text:p>87 083</text:p>
          </table:table-cell>
          <table:table-cell table:number-columns-repeated="3" office:value-type="float" office:value="0">
            <text:p>0</text:p>
          </table:table-cell>
          <table:table-cell office:value-type="float" office:value="87083">
            <text:p>87 08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Тиберий Охотник 235</text:p>
          </table:table-cell>
          <table:table-cell office:value-type="float" office:value="339125">
            <text:p>339 1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0535">
            <text:p>340 53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Фазендейро</text:p>
          </table:table-cell>
          <table:table-cell office:value-type="float" office:value="182849">
            <text:p>182 849</text:p>
          </table:table-cell>
          <table:table-cell table:number-columns-repeated="3" office:value-type="float" office:value="0">
            <text:p>0</text:p>
          </table:table-cell>
          <table:table-cell office:value-type="float" office:value="182849">
            <text:p>182 84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фунтик3092</text:p>
          </table:table-cell>
          <table:table-cell office:value-type="float" office:value="170321">
            <text:p>170 321</text:p>
          </table:table-cell>
          <table:table-cell table:number-columns-repeated="3" office:value-type="float" office:value="0">
            <text:p>0</text:p>
          </table:table-cell>
          <table:table-cell office:value-type="float" office:value="170321">
            <text:p>170 3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ХАН 174</text:p>
          </table:table-cell>
          <table:table-cell office:value-type="float" office:value="26010">
            <text:p>26 0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010">
            <text:p>26 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Хитрый 3</text:p>
          </table:table-cell>
          <table:table-cell office:value-type="float" office:value="1102666">
            <text:p>1 102 6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10336">
            <text:p>1 110 336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ыы76</text:p>
          </table:table-cell>
          <table:table-cell office:value-type="float" office:value="3324532">
            <text:p>3 324 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25267">
            <text:p>3 325 267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эфриель</text:p>
          </table:table-cell>
          <table:table-cell office:value-type="float" office:value="87312">
            <text:p>87 3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7312">
            <text:p>87 3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Default"/>
          <table:table-cell table:style-name="Default" table:formula="of:=COUNT([.B3:.B103])" office:value-type="float" office:value="101">
            <text:p>101</text:p>
          </table:table-cell>
          <table:table-cell table:style-name="Default"/>
          <table:table-cell table:style-name="Default" table:formula="of:=SUM([.D3:.D103])" office:value-type="float" office:value="47">
            <text:p>47</text:p>
          </table:table-cell>
          <table:table-cell table:style-name="Default" table:number-columns-repeated="3"/>
          <table:table-cell table:style-name="Default" table:formula="of:=SUM([.H3:.H103])" office:value-type="float" office:value="57">
            <text:p>57</text:p>
          </table:table-cell>
          <table:table-cell table:style-name="Default"/>
          <table:table-cell table:formula="of:=SUM([.J3:.J103])" office:value-type="float" office:value="32">
            <text:p>32</text:p>
          </table:table-cell>
        </table:table-row>
      </table:table>
      <table:database-ranges>
        <table:database-range table:name="__Anonymous_Sheet_DB__1" table:target-range-address="Друзья.A1:Друзья.I1048575" table:contains-header="false"/>
        <table:database-range table:name="__Anonymous_Sheet_DB__2" table:target-range-address="Друзья.A2:Друзья.I105" table:display-filter-buttons="true"/>
        <table:database-range table:target-range-address="Друзья.A3:Друзья.AMJ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date-style style:name="N108">
      <number:day number:style="long"/>
      <number:text>.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Безымянный1" style:family="table-cell" style:parent-style-name="Default">
      <style:table-cell-properties fo:background-color="#ff3333"/>
      <style:text-properties fo:color="#cc0000" fo:font-weight="bold"/>
    </style:style>
    <style:style style:name="ошибка" style:family="table-cell" style:parent-style-name="Default">
      <style:table-cell-properties fo:background-color="#ff9999"/>
      <style:text-properties fo:color="#99000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6.05.2018</text:date>, <text:time>01:27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6T01:27:51.47</dc:date>
    <dc:creator>Владимир Ласкин</dc:creator>
    <meta:generator>OpenOffice/4.1.5$Win32 OpenOffice.org_project/415m1$Build-9789</meta:generator>
    <meta:editing-duration>P1DT5H30M56S</meta:editing-duration>
    <meta:editing-cycles>57</meta:editing-cycles>
    <meta:document-statistic meta:table-count="3" meta:cell-count="1214" meta:object-count="0"/>
  </office:meta>
</office:document-meta>
</file>